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prime_alf_to_C_identified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Basic Block divides bb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return (m % n == 0);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Block even bb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  return (divides (2, n)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2</text:p>
          </table:table-cell>
          <table:table-cell office:value-type="string" calcext:value-type="string">
            <text:p>L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  return (divides (2, n));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Block main bb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  uint x =  21649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10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!(prime(x) &amp;&amp; prime(y))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11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!(prime(x) &amp;&amp; prime(y))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13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!(prime(x) &amp;&amp; prime(y))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13::main::bb6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!(prime(x) &amp;&amp; prime(y))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13::main::bb6:::1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!(prime(x) &amp;&amp; prime(y))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7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uint y = 513239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8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  swap (&amp;x, &amp;y);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Block main bb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!(prime(x) &amp;&amp; prime(y))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3::2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!(prime(x) &amp;&amp; prime(y)));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Block main bb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b6</text:p>
          </table:table-cell>
          <table:table-cell office:value-type="string" calcext:value-type="string">
            <text:p>Li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}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Block prime bb0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0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  if (even (n)){</text:p>
            <text:p/>
          </table:table-cell>
          <table:table-cell table:style-name="ce1"/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b0::3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  if (even (n)){</text:p>
            <text:p/>
          </table:table-cell>
          <table:table-cell table:style-name="ce1"/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Block prime bb2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bb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      return (n == 2);</text:p>
            <text:p/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Não dá pra medi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b2::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      return (n == 2);</text:p>
            <text:p/>
          </table:table-cell>
          <table:table-cell table:style-name="ce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b2::2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      return (n == 2);</text:p>
            <text:p/>
          </table:table-cell>
          <table:table-cell table:style-name="ce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c Block prime bb5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5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  for (i = 3; i * i &lt;= n; i += 2) { 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prime bb6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6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  for (i = 3; i * i &lt;= n; i += 2) { </text:p>
            <text:p/>
          </table:table-cell>
          <table:table-cell table:style-name="ce1"/>
          <table:table-cell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prime bb9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9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      if (divides (i, n)){ /* ai: loop here min 0 max 357 end; */</text:p>
            <text:p/>
          </table:table-cell>
          <table:table-cell table:style-name="ce1" table:number-columns-repeated="3"/>
          <table:table-cell/>
          <table:table-cell office:value-type="float" office:value="266" calcext:value-type="float">
            <text:p>266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table:style-name="ce1" office:value-type="string" calcext:value-type="string">
            <text:p>bb9::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      if (divides (i, n)){ /* ai: loop here min 0 max 357 end; */</text:p>
            <text:p/>
          </table:table-cell>
          <table:table-cell table:style-name="ce1" table:number-columns-repeated="3"/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Basic Block prime bb12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1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        return 0; </text:p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dá pra medir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bb12::0:::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        return 0; 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c Block prime bb13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13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  }</text:p>
            <text:p/>
          </table:table-cell>
          <table:table-cell/>
          <table:table-cell office:value-type="string" calcext:value-type="string">
            <text:p>2 iteração do BB0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Block prime bb14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bb14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  for (i = 3; i * i &lt;= n; i += 2) { </text:p>
            <text:p/>
          </table:table-cell>
          <table:table-cell table:style-name="ce3" table:number-columns-repeated="2"/>
          <table:table-cell/>
          <table:table-cell office:value-type="string" calcext:value-type="string">
            <text:p>mensurado pelo BB13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14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  for (i = 3; i * i &lt;= n; i += 2) { </text:p>
            <text:p/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bb14::2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  for (i = 3; i * i &lt;= n; i += 2) { </text:p>
            <text:p/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sic Block prime bb16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16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  return (n &gt; 1)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ão dá pra medir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bb16::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  return (n &gt; 1)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c Block prime bb1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b19</text:p>
          </table:table-cell>
          <table:table-cell office:value-type="string" calcext:value-type="string">
            <text:p>L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}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Block swap bb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uint tmp = *a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4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  *a = *b; 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5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  *a = *b; 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6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*b = tmp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7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}</text:p>
            <text:p/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20:02:06.72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3-11-02T20:03:21.649000000</dc:date>
    <meta:editing-duration>PT8M53S</meta:editing-duration>
    <meta:editing-cycles>2</meta:editing-cycles>
    <meta:document-statistic meta:table-count="1" meta:cell-count="185" meta:object-count="0"/>
  </office:meta>
</office:document-meta>
</file>